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officeooo:paragraph-rsid="00bbbf72" style:font-name-complex="Arial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paragraph-rsid="00bd638a" style:font-name-complex="Arial1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6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9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7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7a5b5b" style:font-name-complex="Arial2"/>
    </style:style>
    <style:style style:name="P38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4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5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6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51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2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3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4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5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6" style:family="paragraph" style:parent-style-name="Standard">
      <style:paragraph-properties fo:line-height="150%" fo:text-align="end" style:justify-single-word="false"/>
      <style:text-properties officeooo:paragraph-rsid="008fa850"/>
    </style:style>
    <style:style style:name="P57" style:family="paragraph" style:parent-style-name="Standard">
      <style:paragraph-properties fo:line-height="150%" fo:text-align="end" style:justify-single-word="false"/>
      <style:text-properties officeooo:paragraph-rsid="0085de57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61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62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4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67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70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71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3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4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5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6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87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88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89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9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91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92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3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9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9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9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style:text-underline-style="none" fo:font-weight="bold" officeooo:rsid="00b9b24e" officeooo:paragraph-rsid="00b9b24e" style:font-weight-asian="bold" style:font-weight-complex="bold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text-underline-style="none" officeooo:rsid="00b9b24e" officeooo:paragraph-rsid="00b9b24e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1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fo:break-before="page" style:text-autospace="none"/>
      <style:text-properties style:text-underline-style="none" officeooo:rsid="00b9b24e" officeooo:paragraph-rsid="00b9b24e"/>
    </style:style>
    <style:style style:name="P116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17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18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1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0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1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2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3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4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26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11pt" fo:letter-spacing="-0.012cm" fo:language="es" fo:country="AR" style:text-underline-style="none" fo:font-weight="normal" officeooo:rsid="001f30e1" officeooo:paragraph-rsid="00b9b24e" style:font-size-asian="11pt" style:language-asian="es" style:country-asian="AR" style:font-weight-asian="normal" style:font-name-complex="Lucida Sans" style:font-size-complex="11pt" style:font-weight-complex="normal"/>
    </style:style>
    <style:style style:name="P12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style:font-name="Lucida Sans" officeooo:paragraph-rsid="00bdebfa" style:font-name-complex="Arial1"/>
    </style:style>
    <style:style style:name="P128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bbf72" style:font-size-asian="11pt" style:language-asian="es" style:country-asian="AR" style:font-weight-asian="normal" style:font-name-complex="Lucida Sans" style:font-size-complex="11pt" style:font-weight-complex="normal"/>
    </style:style>
    <style:style style:name="P129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d638a" style:font-size-asian="11pt" style:language-asian="es" style:country-asian="AR" style:font-weight-asian="normal" style:font-name-complex="Lucida Sans" style:font-size-complex="11pt" style:font-weight-complex="normal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3" style:family="text">
      <style:text-properties style:font-name="Arial" fo:background-color="transparent" loext:char-shading-value="0" style:font-name-complex="Arial2"/>
    </style:style>
    <style:style style:name="T4" style:family="text">
      <style:text-properties fo:color="#221f1f" style:text-position="-5% 100%" style:font-name="Arial1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6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8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9" style:family="text">
      <style:text-properties fo:color="#221f1f" style:text-position="-5% 100%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10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1" style:family="text">
      <style:text-properties fo:color="#221f1f" style:text-position="-5% 100%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size-complex="12pt" style:font-weight-complex="normal"/>
    </style:style>
    <style:style style:name="T12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3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4" style:family="text">
      <style:text-properties fo:color="#221f1f" style:text-position="-5% 100%" fo:font-size="10pt" fo:letter-spacing="-0.012cm" style:text-underline-style="solid" style:text-underline-width="auto" style:text-underline-color="font-color" fo:font-weight="bold" officeooo:rsid="007f0646" fo:background-color="#ffff00" loext:char-shading-value="0" style:font-size-asian="10pt" style:font-weight-asian="bold" style:font-size-complex="10pt" style:font-weight-complex="bold"/>
    </style:style>
    <style:style style:name="T15" style:family="text">
      <style:text-properties style:font-name="Arial1" style:font-name-complex="Arial1"/>
    </style:style>
    <style:style style:name="T16" style:family="text">
      <style:text-properties style:font-name="Arial1" fo:font-weight="bold" style:font-weight-asian="bold" style:font-name-complex="Arial1"/>
    </style:style>
    <style:style style:name="T17" style:family="text">
      <style:text-properties style:font-name="Arial1" fo:font-weight="bold" officeooo:rsid="0094d329" style:font-weight-asian="bold" style:font-name-complex="Arial1" style:font-weight-complex="bold"/>
    </style:style>
    <style:style style:name="T18" style:family="text">
      <style:text-properties officeooo:rsid="0083ea84"/>
    </style:style>
    <style:style style:name="T19" style:family="text">
      <style:text-properties officeooo:rsid="00993847"/>
    </style:style>
    <style:style style:name="T20" style:family="text">
      <style:text-properties officeooo:rsid="00a3d778"/>
    </style:style>
    <style:style style:name="T2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5"><text:placeholder text:placeholder-type="text">&lt;if test="o.type_id.code == '1'"&gt;</text:placeholder></text:p>
      <text:p text:style-name="P109"><text:span text:style-name="T4">Numero Interno :</text:span><text:span text:style-name="T7"><text:placeholder text:placeholder-type="text">&lt;o.subsidy_id.internal_number&gt;</text:placeholder></text:span></text:p>
      <text:p text:style-name="P126"/>
      <text:p text:style-name="P51"><text:span text:style-name="T1">Rosario, <text:s text:c="4"/></text:span><text:span text:style-name="T5"><text:placeholder text:placeholder-type="text">&lt;formatLang(o.date, date=True)&gt;</text:placeholder></text:span><text:span text:style-name="T1">-</text:span></text:p>
      <text:p text:style-name="P36">Sra.</text:p>
      <text:p text:style-name="P36">Presidenta del </text:p>
      <text:p text:style-name="P36">Concejo Municipal de Rosario</text:p>
      <text:p text:style-name="P37">Conc. Daniela León<text:tab/></text:p>
      <text:p text:style-name="P116">Presente</text:p>
      <text:p text:style-name="P44"/>
      <text:p text:style-name="P44">De mi mayor consideración:</text:p>
      <text:p text:style-name="P36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EXPEDIENTE PARLAMENTARIO N° / RESOLUCIÓN OTORGANTE</text:p>
          </table:table-cell>
          <table:table-cell table:style-name="Tabla1.B1" office:value-type="string">
            <text:p text:style-name="P71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9">EXPEDIENTE ADMINISTRATIVO N°</text:p>
          </table:table-cell>
          <table:table-cell table:style-name="Tabla1.B2" office:value-type="string">
            <text:p text:style-name="P119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9">BENEFICIARIO</text:p>
          </table:table-cell>
          <table:table-cell table:style-name="Tabla1.B2" office:value-type="string">
            <text:p text:style-name="P25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19">DESTINO DEL SUBSIDIO</text:p>
          </table:table-cell>
          <table:table-cell table:style-name="Tabla1.B2" office:value-type="string">
            <text:p text:style-name="P25"><text:span text:style-name="T12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9">FECHA DEL CARGO</text:p>
          </table:table-cell>
          <table:table-cell table:style-name="Tabla1.B2" office:value-type="string">
            <text:p text:style-name="P77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19">FECHA VENCIMIENTO RENDICIÓN </text:p>
          </table:table-cell>
          <table:table-cell table:style-name="Tabla1.B2" office:value-type="string">
            <text:p text:style-name="P77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9">IMPORTE</text:p>
          </table:table-cell>
          <table:table-cell table:style-name="Tabla1.B2" office:value-type="string">
            <text:p text:style-name="P97"><text:span text:style-name="T19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36"/>
      <text:p text:style-name="P36">Al respecto le comunico que, conforme puede apreciarse según documentación adjunta y motivos expuestos, el responsable solicita reasignar los recursos con el siguiente destino:</text:p>
      <text:p text:style-name="P36">Destino original asignado:</text:p>
      <text:p text:style-name="P67"><text:placeholder text:placeholder-type="text">&lt;o.subsidy_id.destination&gt;</text:placeholder></text:p>
      <text:p text:style-name="P47"/>
      <text:p text:style-name="P36">Destino dado:</text:p>
      <text:p text:style-name="P69"/>
      <text:p text:style-name="P50"/>
      <text:p text:style-name="P58"><text:span text:style-name="T1">Por lo expuesto de considerarlo oportuno debería precederse a aprobar por parte de esa Presidencia (con acuerdo de la Comisión Parlamentaria) lo peticionado (</text:span><text:span text:style-name="T3">Resolución del </text:span><text:soft-page-break/><text:span text:style-name="T3">14/04/11- Expte. N° 186.691/11- Apartado 3 ) .</text:span></text:p>
      <text:p text:style-name="P36">Sin otro motivo en particular lo saluda atte. </text:p>
      <text:p text:style-name="P36"/>
      <text:p text:style-name="P36"/>
      <text:p text:style-name="P60"><text:span text:style-name="T1">Esta Presidencia con acuerdo de la Comisión de Labor Parlamentaria aprueba el cambio del destino del subsidio dado por </text:span><text:span text:style-name="T7"><text:placeholder text:placeholder-type="text">&lt;o.subsidy_id.partner_id.name&gt;</text:placeholder></text:span><text:span text:style-name="T2"> </text:span><text:span text:style-name="T1">conforme se indica a continuación: </text:span></text:p>
      <text:p text:style-name="P36">Destino original asignado:</text:p>
      <text:p text:style-name="P47"/>
      <text:p text:style-name="P68"><text:placeholder text:placeholder-type="text">&lt;o.subsidy_id.destination&gt;</text:placeholder></text:p>
      <text:p text:style-name="P47"/>
      <text:p text:style-name="P49">Destino dado:</text:p>
      <text:p text:style-name="P50"/>
      <text:p text:style-name="P50"/>
      <text:p text:style-name="P49"/>
      <text:p text:style-name="P36">Pasen las presentes a la Contaduría General a sus efectos.</text:p>
      <text:p text:style-name="P36"/>
      <text:p text:style-name="P45">ROSARIO,…………………………………………….</text:p>
      <text:p text:style-name="P34"/>
      <text:p text:style-name="P88"><text:placeholder text:placeholder-type="text">&lt;/if&gt;</text:placeholder></text:p>
      <text:p text:style-name="P114"><text:placeholder text:placeholder-type="text">&lt;if test="o.type_id.code == '2'"&gt;</text:placeholder></text:p>
      <text:p text:style-name="P96"/>
      <text:p text:style-name="P70"/>
      <text:p text:style-name="P107"><text:span text:style-name="T9">Numero Interno :</text:span><text:span text:style-name="T13"><text:placeholder text:placeholder-type="text">&lt;o.subsidy_id.internal_number&gt;</text:placeholder></text:span></text:p>
      <text:p text:style-name="P126"/>
      <text:p text:style-name="P10">ROSARIO, <text:s/><text:span text:style-name="T10"><text:placeholder text:placeholder-type="text">&lt;formatLang(o.date, date=True)&gt;</text:placeholder></text:span></text:p>
      <text:p text:style-name="P4">Sra.</text:p>
      <text:p text:style-name="P4">Presienta del </text:p>
      <text:p text:style-name="P4">Concejo Municipal de Rosario</text:p>
      <text:p text:style-name="P4">Conc. Daniela León</text:p>
      <text:p text:style-name="P91">Presente</text:p>
      <text:p text:style-name="P4"/>
      <text:p text:style-name="P4">De mi mayor consideración:</text:p>
      <text:p text:style-name="P4">Tengo el agrado de dirigirme a Ud. con relación al subsidio que ha otorgado el Concejo Municipal de Rosario conforme al siguiente detalle:</text:p>
      <text:p text:style-name="P4"/>
      <text:p text:style-name="P4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EXPEDIENTE PARLAMENTARIO N° / RESOLUCIÓN OTORGANTE</text:p>
          </table:table-cell>
          <table:table-cell table:style-name="Tabla4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1">EXPEDIENTE ADMINISTRATIVO N°</text:p>
          </table:table-cell>
          <table:table-cell table:style-name="Tabla4.B2" office:value-type="string">
            <text:p text:style-name="P121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1">BENEFICIARIO</text:p>
          </table:table-cell>
          <table:table-cell table:style-name="Tabla4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1">DESTINO DEL SUBSIDIO</text:p>
          </table:table-cell>
          <table:table-cell table:style-name="Tabla4.B2" office:value-type="string">
            <text:p text:style-name="P27"><text:span text:style-name="T12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1">FECHA DEL CARGO</text:p>
          </table:table-cell>
          <table:table-cell table:style-name="Tabla4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1">FECHA VENCIMIENTO RENDICIÓN </text:p>
          </table:table-cell>
          <table:table-cell table:style-name="Tabla4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1">IMPORTE</text:p>
          </table:table-cell>
          <table:table-cell table:style-name="Tabla4.B2" office:value-type="string">
            <text:p text:style-name="P98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41"/>
      <text:p text:style-name="P41"/>
      <text:p text:style-name="P4"/>
      <text:p text:style-name="P63"><text:span text:style-name="T15">Esta Contaduría <text:s/>en fecha </text:span><text:span text:style-name="T5">……….</text:span><text:span text:style-name="T15"> ha procedido a efectuar el pertinente reclamo intimando a regularizar la situación dentro de los <text:s/>5 (cinco) días.</text:span></text:p>
      <text:p text:style-name="P4">Se deja constancia que conforme al registro del área contable a mi cargo no consta el ingreso de la aludida rendición por lo que correspondería derivar las presentes a la <text:soft-page-break/>Dirección General de Asuntos Jurídicos del Departamento Ejecutivo Municipal al efecto de proceder sobre el particular de acuerdo a las normas vigentes.</text:p>
      <text:p text:style-name="P4">Sin otro motivo lo saluda atentamente</text:p>
      <text:p text:style-name="P12"/>
      <text:p text:style-name="P12"/>
      <text:p text:style-name="P12"/>
      <text:p text:style-name="P12">NOTA: Se adjunta fotocopia de los antecedentes </text:p>
      <text:p text:style-name="P115"><text:span text:style-name="T4">Numero Interno :</text:span><text:span text:style-name="T7"><text:placeholder text:placeholder-type="text">&lt;o.subsidy_id.internal_number&gt;</text:placeholder></text:span></text:p>
      <text:p text:style-name="P126"/>
      <text:p text:style-name="P56"><text:span text:style-name="T15">ROSARIO, <text:s text:c="4"/></text:span><text:span text:style-name="T5"><text:placeholder text:placeholder-type="text">&lt;formatLang(o.date, date=True)&gt;</text:placeholder></text:span><text:span text:style-name="T15">.-</text:span></text:p>
      <text:p text:style-name="P11">Sra.</text:p>
      <text:p text:style-name="P11">Secretaria Administrativa del </text:p>
      <text:p text:style-name="P11">Concejo Municipal</text:p>
      <text:p text:style-name="P11">C.P.N. Dra. Silvia Rodríguez Soto</text:p>
      <text:p text:style-name="P93">Presente</text:p>
      <text:p text:style-name="P3"/>
      <text:p text:style-name="P3">De mi mayor consideración:</text:p>
      <text:p text:style-name="P61"><text:span text:style-name="T15">Tengo el agrado de dirigirme a Ud. remitiéndole adjunto a la presente fotocopia de la documentación elevada en el día de la fecha a la Presidencia por subsidios vencidos y no rendidos correspondientes al ejercicio </text:span><text:span text:style-name="T5"><text:placeholder text:placeholder-type="text">&lt;o.subsidy_id.budget_id.fiscalyear&gt;</text:placeholder></text:span></text:p>
      <text:p text:style-name="P3">Se eleva la presente para la toma de su conocimiento.</text:p>
      <text:p text:style-name="P32">Sin otro motivo en particular la saluda atte. </text:p>
      <text:p text:style-name="P18"/>
      <text:p text:style-name="P4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EXPEDIENTE PARLAMENTARIO N° / RESOLUCIÓN OTORGANTE</text:p>
          </table:table-cell>
          <table:table-cell table:style-name="Tabla5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1">EXPEDIENTE ADMINISTRATIVO N°</text:p>
          </table:table-cell>
          <table:table-cell table:style-name="Tabla5.B2" office:value-type="string">
            <text:p text:style-name="P121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1">BENEFICIARIO</text:p>
          </table:table-cell>
          <table:table-cell table:style-name="Tabla5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1">DESTINO DEL SUBSIDIO</text:p>
          </table:table-cell>
          <table:table-cell table:style-name="Tabla5.B2" office:value-type="string">
            <text:p text:style-name="P27"><text:span text:style-name="T12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1">FECHA DEL CARGO</text:p>
          </table:table-cell>
          <table:table-cell table:style-name="Tabla5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1">FECHA VENCIMIENTO RENDICIÓN </text:p>
          </table:table-cell>
          <table:table-cell table:style-name="Tabla5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1">IMPORTE</text:p>
          </table:table-cell>
          <table:table-cell table:style-name="Tabla5.B2" office:value-type="string">
            <text:p text:style-name="P98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41"/>
      <text:p text:style-name="P35"/>
      <text:p text:style-name="P90"/>
      <text:p text:style-name="P89"><text:placeholder text:placeholder-type="text">&lt;/if&gt;</text:placeholder></text:p>
      <text:p text:style-name="P94"/>
      <text:p text:style-name="P110"><text:placeholder text:placeholder-type="text">&lt;if test="o.type_id.code == '3'"&gt;</text:placeholder></text:p>
      <text:p text:style-name="P95"/>
      <text:p text:style-name="P109"><text:span text:style-name="T4">Numero Interno :</text:span><text:span text:style-name="T7"><text:placeholder text:placeholder-type="text">&lt;o.subsidy_id.internal_number&gt;</text:placeholder></text:span></text:p>
      <text:p text:style-name="P126"/>
      <text:p text:style-name="P108"><text:span text:style-name="T1">ROSARIO, <text:s/></text:span><text:span text:style-name="T5"><text:placeholder text:placeholder-type="text">&lt;formatLang(o.date, date=True)&gt;</text:placeholder></text:span><text:span text:style-name="T1">.</text:span></text:p>
      <text:p text:style-name="P39">Sra.</text:p>
      <text:p text:style-name="P39">Presienta del </text:p>
      <text:p text:style-name="P39">Concejo Municipal de Rosario</text:p>
      <text:p text:style-name="P39">Conc. Daniela León</text:p>
      <text:p text:style-name="P117">Presente</text:p>
      <text:p text:style-name="P39">De mi mayor consideración:</text:p>
      <text:p text:style-name="P39">Tengo el agrado de dirigirme a Ud. con relación al subsidio que ha otorgado el Concejo Municipal de Rosario conforme al siguiente detalle:</text:p>
      <text:p text:style-name="P48"/>
      <text:p text:style-name="P3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EXPEDIENTE PARLAMENTARIO N° / RESOLUCIÓN OTORGANTE</text:p>
          </table:table-cell>
          <table:table-cell table:style-name="Tabla2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24">EXPEDIENTE ADMINISTRATIVO N°</text:p>
          </table:table-cell>
          <table:table-cell table:style-name="Tabla2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24">BENEFICIARIO</text:p>
          </table:table-cell>
          <table:table-cell table:style-name="Tabla2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24">DESTINO DEL SUBSIDIO</text:p>
          </table:table-cell>
          <table:table-cell table:style-name="Tabla2.B2" office:value-type="string">
            <text:p text:style-name="P31"><text:span text:style-name="T12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24">FECHA DEL CARGO</text:p>
          </table:table-cell>
          <table:table-cell table:style-name="Tabla2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24">FECHA VENCIMIENTO RENDICIÓN </text:p>
          </table:table-cell>
          <table:table-cell table:style-name="Tabla2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24">IMPORTE</text:p>
          </table:table-cell>
          <table:table-cell table:style-name="Tabla2.B2" office:value-type="string">
            <text:p text:style-name="P98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48"/>
      <text:p text:style-name="P48"/>
      <text:p text:style-name="P39"><text:s/></text:p>
      <text:p text:style-name="P39">Esta Contaduría ha procedido el ………….. a informar a esa Superioridad que se encontraba pendiente de presentar a dicha fecha la totalidad de los comprobantes relativos al subsidio aludido.</text:p>
      <text:p text:style-name="P66"><text:span text:style-name="T1">Mediante la presente le comunicamos que el cuentadante ha dado cumplimiento el </text:span><text:span text:style-name="T8">…….</text:span><text:span text:style-name="T1"> con la presentación de la rendición requerida en su totalidad habiendo sido aprobada la misma mediante Disposición emitida por esta dependencia Nº <text:s/></text:span><text:span text:style-name="T8"><text:placeholder text:placeholder-type="text">&lt;', '.join(o.subsidy_id.rendition_ids.approval_arrangement_ids.mapped('number'))&gt;</text:placeholder></text:span><text:span text:style-name="T1">.</text:span></text:p>
      <text:p text:style-name="P39"><text:soft-page-break/>Sin otro motivo en particular lo saluda atentamente. </text:p>
      <text:p text:style-name="P115"><text:span text:style-name="T4">Numero Interno :</text:span><text:span text:style-name="T7"><text:placeholder text:placeholder-type="text">&lt;o.subsidy_id.internal_number&gt;</text:placeholder></text:span></text:p>
      <text:p text:style-name="P126"/>
      <text:p text:style-name="P57"><text:span text:style-name="T1">ROSARIO, <text:s/></text:span><text:span text:style-name="T5"><text:placeholder text:placeholder-type="text">&lt;formatLang(o.date, date=True)&gt;</text:placeholder></text:span><text:span text:style-name="T1">.</text:span></text:p>
      <text:p text:style-name="P46"/>
      <text:p text:style-name="P46">Sra.</text:p>
      <text:p text:style-name="P46">Secretaria Administrativa del </text:p>
      <text:p text:style-name="P46">Concejo Municipal</text:p>
      <text:p text:style-name="P46">C.P.N. Dra. Silvia Rodríguez Soto</text:p>
      <text:p text:style-name="P118">Presente</text:p>
      <text:p text:style-name="P38"/>
      <text:p text:style-name="P38">De mi mayor consideración:</text:p>
      <text:p text:style-name="P62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5"><text:placeholder text:placeholder-type="text">&lt;o.subsidy_id.budget_id.fiscalyear&gt;</text:placeholder></text:span></text:p>
      <text:p text:style-name="P38">Se eleva la presente al solo <text:s/>efecto informativo para la toma de su conocimiento.</text:p>
      <text:p text:style-name="P104">Sin otro motivo en particular la saluda atte. </text:p>
      <text:p text:style-name="P4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EXPEDIENTE PARLAMENTARIO N° / RESOLUCIÓN OTORGANTE</text:p>
          </table:table-cell>
          <table:table-cell table:style-name="Tabla3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20">EXPEDIENTE ADMINISTRATIVO N°</text:p>
          </table:table-cell>
          <table:table-cell table:style-name="Tabla3.B2" office:value-type="string">
            <text:p text:style-name="P120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0">BENEFICIARIO</text:p>
          </table:table-cell>
          <table:table-cell table:style-name="Tabla3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0">DESTINO DEL SUBSIDIO</text:p>
          </table:table-cell>
          <table:table-cell table:style-name="Tabla3.B2" office:value-type="string">
            <text:p text:style-name="P26"><text:span text:style-name="T12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20">FECHA DEL CARGO</text:p>
          </table:table-cell>
          <table:table-cell table:style-name="Tabla3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0">FECHA VENCIMIENTO RENDICIÓN </text:p>
          </table:table-cell>
          <table:table-cell table:style-name="Tabla3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0">IMPORTE</text:p>
          </table:table-cell>
          <table:table-cell table:style-name="Tabla3.B2" office:value-type="string">
            <text:p text:style-name="P98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03"/>
      <text:p text:style-name="P104"/>
      <text:p text:style-name="P104"/>
      <text:p text:style-name="P99"><text:placeholder text:placeholder-type="text">&lt;/if&gt;</text:placeholder></text:p>
      <text:p text:style-name="P111"><text:placeholder text:placeholder-type="text">&lt;if test="o.type_id.code == '4'"&gt;</text:placeholder></text:p>
      <text:p text:style-name="P109"><text:span text:style-name="T4">Numero Interno :</text:span><text:span text:style-name="T7"><text:placeholder text:placeholder-type="text">&lt;o.subsidy_id.internal_number&gt;</text:placeholder></text:span></text:p>
      <text:p text:style-name="P126"/>
      <text:p text:style-name="P54"><text:span text:style-name="T15">ROSARIO, <text:s/></text:span><text:span text:style-name="T5"><text:placeholder text:placeholder-type="text">&lt;formatLang(o.date, date=True)&gt;</text:placeholder></text:span></text:p>
      <text:p text:style-name="P6"/>
      <text:p text:style-name="P6"/>
      <text:p text:style-name="P13">Sr/Sra/Sres</text:p>
      <text:p text:style-name="P83"><text:placeholder text:placeholder-type="text">&lt;o.subsidy_id.partner_id.name&gt;</text:placeholder></text:p>
      <text:p text:style-name="P83"><text:placeholder text:placeholder-type="text">&lt;o.subsidy_id.partner_id.street&gt;</text:placeholder></text:p>
      <text:p text:style-name="P8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128"><text:placeholder text:placeholder-type="text">&lt;o.subsidy_id.partner_id.state_id.name&gt;</text:placeholder>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EXPEDIENTE PARLAMENTARIO N° / RESOLUCIÓN OTORGANTE</text:p>
          </table:table-cell>
          <table:table-cell table:style-name="Tabla7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2">EXPEDIENTE ADMINISTRATIVO N°</text:p>
          </table:table-cell>
          <table:table-cell table:style-name="Tabla7.B2" office:value-type="string">
            <text:p text:style-name="P122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2">BENEFICIARIO</text:p>
          </table:table-cell>
          <table:table-cell table:style-name="Tabla7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2">DESTINO DEL SUBSIDIO</text:p>
          </table:table-cell>
          <table:table-cell table:style-name="Tabla7.B2" office:value-type="string">
            <text:p text:style-name="P28"><text:span text:style-name="T12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2">FECHA DEL CARGO</text:p>
          </table:table-cell>
          <table:table-cell table:style-name="Tabla7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2">FECHA VENCIMIENTO RENDICIÓN </text:p>
          </table:table-cell>
          <table:table-cell table:style-name="Tabla7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2">IMPORTE</text:p>
          </table:table-cell>
          <table:table-cell table:style-name="Tabla7.B2" office:value-type="string">
            <text:p text:style-name="P98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05"/>
      <text:p text:style-name="P6"/>
      <text:p text:style-name="P101"><text:placeholder text:placeholder-type="text">&lt;/if&gt;</text:placeholder></text:p>
      <text:p text:style-name="P112"><text:placeholder text:placeholder-type="text">&lt;if test="o.type_id.code == '5'"&gt;</text:placeholder></text:p>
      <text:p text:style-name="P109"><text:span text:style-name="T4">Numero Interno :</text:span><text:span text:style-name="T7"><text:placeholder text:placeholder-type="text">&lt;o.subsidy_id.internal_number&gt;</text:placeholder></text:span></text:p>
      <text:p text:style-name="P126"/>
      <text:p text:style-name="P53"><text:span text:style-name="T15">ROSARIO, <text:s/></text:span><text:span text:style-name="T5"><text:placeholder text:placeholder-type="text">&lt;formatLang(o.date, date=True)&gt;</text:placeholder></text:span></text:p>
      <text:p text:style-name="P5"/>
      <text:p text:style-name="P15">Sr/Sra/Sres</text:p>
      <text:p text:style-name="P84"><text:placeholder text:placeholder-type="text">&lt;o.subsidy_id.partner_id.name&gt;</text:placeholder></text:p>
      <text:p text:style-name="P84"><text:placeholder text:placeholder-type="text">&lt;o.subsidy_id.partner_id.street&gt;</text:placeholder></text:p>
      <text:p text:style-name="P9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129"><text:placeholder text:placeholder-type="text">&lt;o.subsidy_id.partner_id.state_id.name&gt;</text:placeholder>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2">EXPEDIENTE PARLAMENTARIO N° / RESOLUCIÓN OTORGANTE</text:p>
          </table:table-cell>
          <table:table-cell table:style-name="Tabla6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2">EXPEDIENTE ADMINISTRATIVO N°</text:p>
          </table:table-cell>
          <table:table-cell table:style-name="Tabla6.B2" office:value-type="string">
            <text:p text:style-name="P122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2">BENEFICIARIO</text:p>
          </table:table-cell>
          <table:table-cell table:style-name="Tabla6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2">DESTINO DEL SUBSIDIO</text:p>
          </table:table-cell>
          <table:table-cell table:style-name="Tabla6.B2" office:value-type="string">
            <text:p text:style-name="P28"><text:span text:style-name="T12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2">FECHA DEL CARGO</text:p>
          </table:table-cell>
          <table:table-cell table:style-name="Tabla6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2">FECHA VENCIMIENTO RENDICIÓN </text:p>
          </table:table-cell>
          <table:table-cell table:style-name="Tabla6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2">IMPORTE</text:p>
          </table:table-cell>
          <table:table-cell table:style-name="Tabla6.B2" office:value-type="string">
            <text:p text:style-name="P98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05"/>
      <text:p text:style-name="P5"/>
      <text:p text:style-name="P5">Por medio de la presente le recordamos que el aludido subsidio debió ser rendido con los respectivos comprobantes que justifican el gasto en la fecha indicada.</text:p>
      <text:p text:style-name="P64"><text:span text:style-name="T15">Por lo expuesto, al no contar esta Contaduría general con dicho cumplimiento le solicito tener a bien </text:span><text:span text:style-name="T16">regularizar dentro de los 5 (cinco) días hábiles</text:span><text:span text:style-name="T15"> de recibida la presente la situación planteada.</text:span></text:p>
      <text:p text:style-name="P5">Sin otro motivo en particular y agradeciendo la atención dispensada lo saluda atentamente. </text:p>
      <text:p text:style-name="P100"><text:placeholder text:placeholder-type="text">&lt;/if&gt;</text:placeholder></text:p>
      <text:p text:style-name="P113"><text:placeholder text:placeholder-type="text">&lt;if test="o.type_id.code == '6'"&gt;</text:placeholder></text:p>
      <text:p text:style-name="P109"><text:span text:style-name="T4">Numero Interno :</text:span><text:span text:style-name="T7"><text:placeholder text:placeholder-type="text">&lt;o.subsidy_id.internal_number&gt;</text:placeholder></text:span></text:p>
      <text:p text:style-name="P126"/>
      <text:p text:style-name="P55"><text:span text:style-name="T15">ROSARIO, <text:s/></text:span><text:span text:style-name="T5"><text:placeholder text:placeholder-type="text">&lt;formatLang(o.date, date=True)&gt;</text:placeholder></text:span></text:p>
      <text:p text:style-name="P7"/>
      <text:p text:style-name="P7"/>
      <text:p text:style-name="P14">Sr/Sra/Sres</text:p>
      <text:p text:style-name="P85"><text:placeholder text:placeholder-type="text">&lt;o.subsidy_id.partner_id.name&gt;</text:placeholder></text:p>
      <text:p text:style-name="P85"><text:placeholder text:placeholder-type="text">&lt;o.subsidy_id.partner_id.street&gt;</text:placeholder></text:p>
      <text:p text:style-name="P9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129"><text:placeholder text:placeholder-type="text">&lt;o.subsidy_id.partner_id.state_id.name&gt;</text:placeholder></text:p>
      <text:p text:style-name="P7">De mi mayor consideración:</text:p>
      <text:p text:style-name="P7">Tengo el agrado de dirigirme a Ud. con relación al subsidio que le ha otorgado el Concejo Municipal de Rosario conforme al siguiente detalle:</text:p>
      <text:p text:style-name="P4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EXPEDIENTE PARLAMENTARIO N° / RESOLUCIÓN OTORGANTE</text:p>
          </table:table-cell>
          <table:table-cell table:style-name="Tabla8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3">EXPEDIENTE ADMINISTRATIVO N°</text:p>
          </table:table-cell>
          <table:table-cell table:style-name="Tabla8.B2" office:value-type="string">
            <text:p text:style-name="P123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3">BENEFICIARIO</text:p>
          </table:table-cell>
          <table:table-cell table:style-name="Tabla8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3">DESTINO DEL SUBSIDIO</text:p>
          </table:table-cell>
          <table:table-cell table:style-name="Tabla8.B2" office:value-type="string">
            <text:p text:style-name="P29"><text:span text:style-name="T12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3">FECHA DEL CARGO</text:p>
          </table:table-cell>
          <table:table-cell table:style-name="Tabla8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3">FECHA VENCIMIENTO RENDICIÓN </text:p>
          </table:table-cell>
          <table:table-cell table:style-name="Tabla8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3">IMPORTE</text:p>
          </table:table-cell>
          <table:table-cell table:style-name="Tabla8.B2" office:value-type="string">
            <text:p text:style-name="P98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06"/>
      <text:p text:style-name="P7"/>
      <text:p text:style-name="P7">Por medio de la presente le recordamos que el aludido subsidio debió ser rendido con los respectivos comprobantes que justifican el gasto en la fecha indicada.</text:p>
      <text:p text:style-name="P65"><text:span text:style-name="T15">Por lo expuesto, al no contar esta Contaduría general con dicho cumplimiento le solicito tener a bien </text:span><text:span text:style-name="T17">proceder a regularizar la situación planteada asumiendo la presente carácter de último aviso</text:span><text:span text:style-name="T15">.</text:span></text:p>
      <text:p text:style-name="P7">Sin otro motivo en particular y agradeciendo la atención dispensada lo saluda atentamente. </text:p>
      <text:p text:style-name="P127"><text:soft-page-break/><text:span text:style-name="T14"><text:placeholder text:placeholder-type="text">&lt;/if&gt;</text:placeholder></text:span></text:p>
      <text:p text:style-name="P127"><text:span text:style-name="T6"><text:placeholder text:placeholder-type="text">&lt;if test="o.type_id.code == '7'"&gt;</text:placeholder></text:span><text:span text:style-name="T6"> </text:span></text:p>
      <text:p text:style-name="P109"><text:span text:style-name="T4">Numero Interno: </text:span><text:span text:style-name="T7"><text:placeholder text:placeholder-type="text">&lt;o.subsidy_id.internal_number&gt;</text:placeholder></text:span></text:p>
      <text:p text:style-name="P126"/>
      <text:p text:style-name="P52"><text:span text:style-name="T15">Rosario, <text:s text:c="2"/></text:span><text:span text:style-name="T5"><text:placeholder text:placeholder-type="text">&lt;formatLang(o.date, date=True)&gt;</text:placeholder></text:span><text:span text:style-name="T15">.-</text:span></text:p>
      <text:p text:style-name="P2">Sra.</text:p>
      <text:p text:style-name="P2">Presidenta del </text:p>
      <text:p text:style-name="P2">Concejo Municipal de Rosario</text:p>
      <text:p text:style-name="P2">Conc. Daniela León</text:p>
      <text:p text:style-name="P92">Presente</text:p>
      <text:p text:style-name="P16"><text:s text:c="8"/></text:p>
      <text:p text:style-name="P2">De mi mayor consideración</text:p>
      <text:p text:style-name="P2">Tengo el agrado de dirigirme a Ud. con relación al subsidio otorgado por el Concejo Municipal de Rosario según el siguiente detalle:</text:p>
      <text:p text:style-name="P4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3">EXPEDIENTE PARLAMENTARIO N° / RESOLUCIÓN OTORGANTE</text:p>
          </table:table-cell>
          <table:table-cell table:style-name="Tabla9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3">EXPEDIENTE ADMINISTRATIVO N°</text:p>
          </table:table-cell>
          <table:table-cell table:style-name="Tabla9.B2" office:value-type="string">
            <text:p text:style-name="P123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3">BENEFICIARIO</text:p>
          </table:table-cell>
          <table:table-cell table:style-name="Tabla9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3">DESTINO DEL SUBSIDIO</text:p>
          </table:table-cell>
          <table:table-cell table:style-name="Tabla9.B2" office:value-type="string">
            <text:p text:style-name="P29"><text:span text:style-name="T12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3">FECHA DEL CARGO</text:p>
          </table:table-cell>
          <table:table-cell table:style-name="Tabla9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3">FECHA VENCIMIENTO RENDICIÓN </text:p>
          </table:table-cell>
          <table:table-cell table:style-name="Tabla9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3">IMPORTE</text:p>
          </table:table-cell>
          <table:table-cell table:style-name="Tabla9.B2" office:value-type="string">
            <text:p text:style-name="P98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06"/>
      <text:p text:style-name="P59"><text:span text:style-name="T15">Al respecto presento rendición documentada adjuntando los comprobantes respectivos</text:span><text:span text:style-name="T5">.</text:span></text:p>
      <text:p text:style-name="P33">Sin otro motivo en particular lo saluda atentamente.</text:p>
      <text:p text:style-name="P17"/>
      <text:p text:style-name="P87"><text:placeholder text:placeholder-type="text">&lt;/if&gt;</text:placeholder></text:p>
      <text:p text:style-name="P102"/>
      <text:p text:style-name="P102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1-10T11:56:21.291401428</dc:date>
    <meta:editing-duration>P2DT6H34M56S</meta:editing-duration>
    <meta:editing-cycles>148</meta:editing-cycles>
    <meta:generator>LibreOffice/5.1.6.2$Linux_X86_64 LibreOffice_project/10m0$Build-2</meta:generator>
    <dc:title>ir.actions.report.xml</dc:title>
    <meta:document-statistic meta:table-count="9" meta:image-count="0" meta:object-count="0" meta:page-count="12" meta:paragraph-count="254" meta:word-count="1250" meta:character-count="12910" meta:non-whitespace-character-count="1183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